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72397" officeooo:paragraph-rsid="00072397"/>
    </style:style>
    <style:style style:name="P2" style:family="paragraph" style:parent-style-name="Preformatted_20_Text">
      <style:text-properties officeooo:rsid="00072397" officeooo:paragraph-rsid="0008a0ee"/>
    </style:style>
    <style:style style:name="P3" style:family="paragraph" style:parent-style-name="Preformatted_20_Text">
      <style:text-properties officeooo:rsid="00072397" officeooo:paragraph-rsid="000a817a"/>
    </style:style>
    <style:style style:name="P4" style:family="paragraph" style:parent-style-name="Preformatted_20_Text">
      <style:text-properties officeooo:rsid="00072397" officeooo:paragraph-rsid="000cc7c6"/>
    </style:style>
    <style:style style:name="P5" style:family="paragraph" style:parent-style-name="Preformatted_20_Text">
      <style:text-properties officeooo:rsid="00072397" officeooo:paragraph-rsid="000d80ea"/>
    </style:style>
    <style:style style:name="P6" style:family="paragraph" style:parent-style-name="Preformatted_20_Text">
      <style:paragraph-properties fo:text-align="center" style:justify-single-word="false"/>
      <style:text-properties fo:color="#800000" fo:font-size="20pt" fo:text-shadow="1pt 1pt" fo:font-weight="bold" officeooo:rsid="00072397" officeooo:paragraph-rsid="00072397" style:font-size-asian="20pt" style:font-weight-asian="bold" style:font-size-complex="20pt" style:font-weight-complex="bold"/>
    </style:style>
    <style:style style:name="P7" style:family="paragraph" style:parent-style-name="Preformatted_20_Text">
      <style:text-properties officeooo:rsid="0008a0ee" officeooo:paragraph-rsid="0008a0ee"/>
    </style:style>
    <style:style style:name="P8" style:family="paragraph" style:parent-style-name="Preformatted_20_Text">
      <style:text-properties officeooo:rsid="0008a0ee" officeooo:paragraph-rsid="000d80ea"/>
    </style:style>
    <style:style style:name="P9" style:family="paragraph" style:parent-style-name="Preformatted_20_Text">
      <style:text-properties fo:font-style="italic" fo:font-weight="bold" officeooo:rsid="00072397" officeooo:paragraph-rsid="00072397" style:font-style-asian="italic" style:font-weight-asian="bold" style:font-style-complex="italic" style:font-weight-complex="bold"/>
    </style:style>
    <style:style style:name="P10" style:family="paragraph" style:parent-style-name="Preformatted_20_Text">
      <style:text-properties officeooo:rsid="000a817a" officeooo:paragraph-rsid="000a817a"/>
    </style:style>
    <style:style style:name="P11" style:family="paragraph" style:parent-style-name="Preformatted_20_Text">
      <style:text-properties officeooo:rsid="000cc7c6" officeooo:paragraph-rsid="000cc7c6"/>
    </style:style>
    <style:style style:name="P12" style:family="paragraph" style:parent-style-name="Preformatted_20_Text">
      <style:text-properties officeooo:rsid="000cc7c6" officeooo:paragraph-rsid="000d80ea"/>
    </style:style>
    <style:style style:name="P13" style:family="paragraph" style:parent-style-name="Preformatted_20_Text">
      <style:text-properties officeooo:rsid="000d80ea" officeooo:paragraph-rsid="000d80ea"/>
    </style:style>
    <style:style style:name="P14" style:family="paragraph" style:parent-style-name="Preformatted_20_Text">
      <style:text-properties officeooo:rsid="000e04b7" officeooo:paragraph-rsid="000e04b7"/>
    </style:style>
    <style:style style:name="P15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center" style:justify-single-word="false" fo:text-indent="0cm" style:auto-text-indent="false" style:page-number="auto"/>
      <style:text-properties fo:color="#ff0000" fo:font-size="20pt" fo:text-shadow="1pt 1pt" fo:font-weight="bold" officeooo:rsid="000ca20e" officeooo:paragraph-rsid="000ca20e" style:font-size-asian="20pt" style:font-weight-asian="bold" style:font-size-complex="20pt" style:font-weight-complex="bold"/>
    </style:style>
    <style:style style:name="P16" style:family="paragraph" style:parent-style-name="Preformatted_20_Text">
      <style:text-properties officeooo:rsid="000cc7c6" officeooo:paragraph-rsid="000d80ea"/>
    </style:style>
    <style:style style:name="P17" style:family="paragraph" style:parent-style-name="Preformatted_20_Text">
      <style:text-properties officeooo:rsid="000cc7c6" officeooo:paragraph-rsid="000cc7c6"/>
    </style:style>
    <style:style style:name="T1" style:family="text">
      <style:text-properties officeooo:rsid="0008a0ee"/>
    </style:style>
    <style:style style:name="T2" style:family="text">
      <style:text-properties officeooo:rsid="000a817a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fd1e2" style:font-style-asian="italic" style:font-weight-asian="bold" style:font-style-complex="italic" style:font-weight-complex="bold"/>
    </style:style>
    <style:style style:name="T5" style:family="text">
      <style:text-properties officeooo:rsid="000ca20e"/>
    </style:style>
    <style:style style:name="T6" style:family="text">
      <style:text-properties officeooo:rsid="000cc7c6"/>
    </style:style>
    <style:style style:name="T7" style:family="text">
      <style:text-properties officeooo:rsid="000d80ea"/>
    </style:style>
    <style:style style:name="T8" style:family="text">
      <style:text-properties officeooo:rsid="000e04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QuickSort</text:p>
      <text:p text:style-name="P6"/>
      <text:p text:style-name="P9"/>
      <text:p text:style-name="P9"><text:tab/><text:tab/><text:tab/><text:tab/><text:tab/><text:tab/><text:tab/><text:tab/> <text:s text:c="3"/>Created by Gianluca DeLucia</text:p>
      <text:p text:style-name="P1"><text:span text:style-name="T3"><text:tab/><text:tab/><text:tab/><text:tab/><text:tab/><text:tab/><text:tab/><text:tab/><text:tab/><text:tab/><text:tab/> <text:s text:c="2"/></text:span><text:span text:style-name="T4">(</text:span><text:span text:style-name="T3">N86001826) <text:s text:c="12"/><text:tab/><text:tab/><text:tab/><text:tab/><text:tab/><text:tab/><text:tab/><text:tab/></text:span><text:a xlink:type="simple" xlink:href="mailto:gian.delucia@studenti.unina.it" text:style-name="Internet_20_link" text:visited-style-name="Visited_20_Internet_20_Link"><text:span text:style-name="T3">gian.delucia@studenti.unina.it</text:span></text:a><text:span text:style-name="T3"> </text:span></text:p>
      <text:p text:style-name="P9"/>
      <text:p text:style-name="P1"/>
      <text:p text:style-name="P1"/>
      <text:p text:style-name="P1"/>
      <text:p text:style-name="P1"><text:tab/><text:span text:style-name="T3">SCOPO: </text:span></text:p>
      <text:p text:style-name="P1"><text:tab/><text:tab/><text:span text:style-name="T5">Ordinare un vettore col metodo del QuickSort</text:span></text:p>
      <text:p text:style-name="P1"/>
      <text:p text:style-name="P1"/>
      <text:p text:style-name="P1"><text:tab/><text:span text:style-name="T3">SPECIFICHE:</text:span> </text:p>
      <text:p text:style-name="P2"><text:tab/><text:tab/></text:p>
      <text:p text:style-name="P7"><text:tab/><text:tab/><text:span text:style-name="T5">void QuickSort1 (int A[], primo, ultimo);</text:span></text:p>
      <text:p text:style-name="P7"><text:tab/><text:tab/></text:p>
      <text:p text:style-name="P1"/>
      <text:p text:style-name="P1"><text:tab/><text:span text:style-name="T3">DESCRIZIONE:</text:span> </text:p>
      <text:p text:style-name="P1"><text:tab/><text:tab/><text:span text:style-name="T3">a) Background del problema:</text:span> </text:p>
      <text:p text:style-name="P1"><text:s/></text:p>
      <text:p text:style-name="P2"><text:tab/><text:tab/><text:tab/><text:tab/><text:span text:style-name="T1">Odinare</text:span>:</text:p>
      <text:p text:style-name="P2"><text:tab/><text:tab/><text:tab/><text:tab/><text:tab/> 1) <text:span text:style-name="T5">Metodo Ricorsivo</text:span></text:p>
      <text:p text:style-name="P2"><text:tab/><text:tab/><text:tab/> <text:s text:c="2"/><text:tab/><text:tab/> 2) <text:span text:style-name="T5">Metodo Iterativo</text:span> </text:p>
      <text:p text:style-name="P1"/>
      <text:p text:style-name="P1"><text:tab/><text:tab/><text:span text:style-name="T3">b) Algoritmo:</text:span> </text:p>
      <text:p text:style-name="P7"/>
      <text:p text:style-name="P7"><text:tab/><text:tab/><text:tab/>function <text:span text:style-name="T5">quickSort1 (in A, primo, ultimo)</text:span></text:p>
      <text:p text:style-name="P7"><text:tab/><text:tab/><text:tab/><text:tab/><text:span text:style-name="T5">var A : array [1...n] of integer</text:span></text:p>
      <text:p text:style-name="P7"><text:tab/><text:tab/><text:tab/><text:tab/><text:span text:style-name="T5">var n,i,j,primo,ultimo,medio : integer</text:span></text:p>
      <text:p text:style-name="P7"><text:tab/><text:tab/><text:tab/><text:tab/><text:span text:style-name="T5">begin</text:span></text:p>
      <text:p text:style-name="P8"><text:tab/><text:tab/><text:tab/><text:tab/><text:tab/><text:span text:style-name="T6">i := primo ; </text:span></text:p>
      <text:p text:style-name="P12"><text:tab/><text:tab/><text:tab/><text:tab/><text:tab/>j := ultimo;</text:p>
      <text:p text:style-name="P12"><text:tab/><text:tab/><text:tab/><text:tab/><text:tab/>medio = A[(primo + ultimo)/2];</text:p>
      <text:p text:style-name="P12"><text:tab/><text:tab/><text:tab/></text:p>
      <text:p text:style-name="P12"><text:tab/><text:tab/><text:tab/><text:tab/><text:tab/>while (i&lt;=j)</text:p>
      <text:p text:style-name="P12"><text:tab/><text:tab/><text:tab/><text:tab/><text:tab/><text:tab/>while (A[i] &lt; medio) <text:span text:style-name="T7">do</text:span></text:p>
      <text:p text:style-name="P12"><text:tab/><text:tab/><text:tab/><text:tab/><text:tab/><text:tab/><text:tab/>i++;</text:p>
      <text:p text:style-name="P12"><text:tab/><text:tab/><text:tab/><text:tab/><text:tab/><text:tab/><text:span text:style-name="T7">endwhile</text:span></text:p>
      <text:p text:style-name="P12"/>
      <text:p text:style-name="P12"><text:tab/><text:tab/><text:tab/><text:tab/><text:tab/><text:tab/>while (A[j] &gt; medio) <text:span text:style-name="T7">do</text:span></text:p>
      <text:p text:style-name="P12"><text:tab/><text:tab/><text:tab/><text:tab/><text:tab/><text:tab/><text:tab/>j--;</text:p>
      <text:p text:style-name="P12"><text:tab/><text:tab/><text:tab/><text:tab/><text:tab/><text:tab/><text:span text:style-name="T7">endwhile</text:span></text:p>
      <text:p text:style-name="P12"/>
      <text:p text:style-name="P12"><text:tab/><text:tab/><text:tab/><text:tab/><text:tab/><text:tab/>if (i&lt;= j) <text:span text:style-name="T7">then</text:span></text:p>
      <text:p text:style-name="P12"><text:tab/><text:tab/><text:tab/><text:tab/></text:p>
      <text:p text:style-name="P12"><text:tab/><text:tab/><text:tab/><text:tab/><text:tab/><text:tab/><text:tab/>temp = A[i];</text:p>
      <text:p text:style-name="P12"><text:tab/><text:tab/><text:tab/><text:tab/><text:tab/><text:tab/><text:tab/>A[i] = A[j];</text:p>
      <text:p text:style-name="P12"><text:tab/><text:tab/><text:tab/><text:tab/><text:tab/><text:tab/><text:tab/>A[j] = temp;</text:p>
      <text:p text:style-name="P12"><text:tab/><text:tab/><text:tab/><text:tab/><text:tab/><text:tab/><text:span text:style-name="T7">endif</text:span></text:p>
      <text:p text:style-name="P12"><text:tab/><text:tab/><text:tab/><text:tab/><text:tab/><text:tab/>i++;</text:p>
      <text:p text:style-name="P12"><text:tab/><text:tab/><text:tab/><text:tab/><text:tab/><text:tab/>j--;</text:p>
      <text:p text:style-name="P12"><text:tab/><text:tab/><text:tab/><text:tab/><text:tab/><text:span text:style-name="T7">endwhile</text:span><text:tab/><text:tab/></text:p>
      <text:p text:style-name="P12"/>
      <text:p text:style-name="P12"><text:tab/><text:tab/><text:tab/><text:tab/><text:tab/>if (primo&lt;j)<text:span text:style-name="T7">then</text:span></text:p>
      <text:p text:style-name="P12"><text:tab/><text:tab/><text:tab/></text:p>
      <text:p text:style-name="P12"><text:tab/><text:tab/><text:tab/><text:tab/><text:tab/><text:tab/>QuickSort1 (A,primo, j);</text:p>
      <text:p text:style-name="P12"><text:tab/><text:tab/><text:tab/><text:tab/><text:tab/><text:span text:style-name="T7">endif</text:span></text:p>
      <text:p text:style-name="P12"><text:soft-page-break/><text:tab/><text:tab/><text:tab/><text:tab/><text:tab/>if (i&lt;ultimo)<text:span text:style-name="T7">then</text:span></text:p>
      <text:p text:style-name="P12"><text:tab/><text:tab/><text:tab/><text:tab/><text:tab/><text:tab/>QuickSort1 (A,i,ultimo);</text:p>
      <text:p text:style-name="P12"><text:tab/><text:tab/><text:tab/><text:tab/><text:tab/><text:span text:style-name="T7">endif</text:span></text:p>
      <text:p text:style-name="P13"><text:tab/><text:tab/><text:tab/><text:tab/>end<text:tab/></text:p>
      <text:p text:style-name="P13"><text:tab/><text:tab/><text:tab/>end QuickSort1</text:p>
      <text:p text:style-name="P1"/>
      <text:p text:style-name="P1"/>
      <text:p text:style-name="P1"/>
      <text:p text:style-name="P1"><text:tab/><text:span text:style-name="T3">RIFERIMENTI BIBLIOGRAFICI: </text:span></text:p>
      <text:p text:style-name="P1"/>
      <text:p text:style-name="P1"><text:tab/>http://www.federica.unina.it/corsi/programmazione-ii-laboratorio/ </text:p>
      <text:p text:style-name="P1"><text:tab/>A. Murli, G. Laccetti,Laboratorio di Programmazione I, Ed. Liguori. </text:p>
      <text:p text:style-name="P1"><text:tab/>Criscuolo, F.P. Tramontano, Introduzione alla Programmazione, Algoritmi <text:tab/>Imperativi in C++, Ed. Manna. </text:p>
      <text:p text:style-name="P1"><text:tab/>G. Dromey, Algoritmi fondamentali, Ed. Jackson. </text:p>
      <text:p text:style-name="P1"><text:tab/>B. Kernighan, D. Ritchie, Linguaggio C, Ed. Jackson. </text:p>
      <text:p text:style-name="P1"><text:tab/>H. M. Deitel, P. J.Deitel, Corso completo di programmazione, Ed. Apogeo. </text:p>
      <text:p text:style-name="P1"/>
      <text:p text:style-name="P1"/>
      <text:p text:style-name="P1"/>
      <text:p text:style-name="P1"><text:tab/><text:span text:style-name="T3">LISTA DEI PARAMETRI: </text:span></text:p>
      <text:p text:style-name="P5"><text:tab/><text:tab/> <text:span text:style-name="T6">int <text:s/>A[100], primo, ultimo,n,i;</text:span></text:p>
      <text:p text:style-name="P2"><text:tab/><text:tab/><text:tab/><text:tab/></text:p>
      <text:p text:style-name="P1"><text:tab/><text:span text:style-name="T3">INDICATORI DI ERRORI:</text:span> </text:p>
      <text:p text:style-name="P1"><text:tab/><text:tab/>Nessuno. </text:p>
      <text:p text:style-name="P1"/>
      <text:p text:style-name="P4"><text:tab/><text:span text:style-name="T3">PROCEDURE AUSILIARIE:</text:span> </text:p>
      <text:p text:style-name="P4"><text:tab/><text:tab/>Nessuna. </text:p>
      <text:p text:style-name="P1"/>
      <text:p text:style-name="P1"><text:tab/> </text:p>
      <text:p text:style-name="P1"><text:tab/><text:span text:style-name="T3">RACCOMANDAZIONI SULL'USO:</text:span> </text:p>
      <text:p text:style-name="P1"><text:tab/><text:tab/> <text:span text:style-name="T2">Non utilizzare numeri che abbiano più di otto cifre.</text:span></text:p>
      <text:p text:style-name="P1"/>
      <text:p text:style-name="P1"/>
      <text:p text:style-name="P1"/>
      <text:p text:style-name="P1"><text:tab/><text:span text:style-name="T3">ESEMPIO D'USO:</text:span> </text:p>
      <text:p text:style-name="P1"><text:tab/><text:tab/><text:span text:style-name="T3">a) Esempio di programma chiamante: </text:span></text:p>
      <text:p text:style-name="P1"><text:tab/><text:tab/> </text:p>
      <text:p text:style-name="P11">void QuickSort ()</text:p>
      <text:p text:style-name="P11">{</text:p>
      <text:p text:style-name="P11"><text:tab/>int <text:s/>A[100], primo, ultimo,n,i=0;</text:p>
      <text:p text:style-name="P11"><text:tab/></text:p>
      <text:p text:style-name="P11"><text:tab/></text:p>
      <text:p text:style-name="P11"><text:tab/><text:tab/>cout&lt;&lt;"\t\t\t\tQuick Sort\n\n\n";</text:p>
      <text:p text:style-name="P11"><text:tab/><text:tab/>void QuickSort1 (int A[], int primo, int ultimo);</text:p>
      <text:p text:style-name="P11"><text:tab/><text:tab/>carica_vettore(A,n);</text:p>
      <text:p text:style-name="P11"><text:tab/><text:tab/>primo=A[i]; ultimo=A[n];</text:p>
      <text:p text:style-name="P11"><text:tab/><text:tab/>QuickSort1(A,0,n-1);</text:p>
      <text:p text:style-name="P11"><text:tab/><text:tab/>stampa_vettore (A,n);</text:p>
      <text:p text:style-name="P11"><text:tab/><text:tab/>system ("PAUSE");</text:p>
      <text:p text:style-name="P11">}<text:tab/></text:p>
      <text:p text:style-name="P11"/>
      <text:p text:style-name="P11"/>
      <text:p text:style-name="P11">void QuickSort1 (int A[], int primo, int ultimo)</text:p>
      <text:p text:style-name="P11"><text:s/>{</text:p>
      <text:p text:style-name="P11"><text:s text:c="6"/>int i, j, n, temp=0, medio;</text:p>
      <text:p text:style-name="P11"><text:s/><text:tab/></text:p>
      <text:p text:style-name="P11"><text:tab/><text:tab/><text:tab/>i = primo ; j = ultimo;</text:p>
      <text:p text:style-name="P11"><text:tab/><text:tab/><text:tab/>medio = A[(primo + ultimo)/2];</text:p>
      <text:p text:style-name="P11"><text:tab/><text:tab/><text:tab/></text:p>
      <text:p text:style-name="P11"><text:tab/><text:tab/><text:tab/>while (i&lt;=j){</text:p>
      <text:p text:style-name="P11"><text:soft-page-break/><text:tab/><text:tab/><text:tab/><text:tab/>while (A[i] &lt; medio)</text:p>
      <text:p text:style-name="P11"><text:tab/><text:tab/><text:tab/><text:tab/><text:tab/>i++;</text:p>
      <text:p text:style-name="P11"><text:tab/><text:tab/><text:tab/><text:tab/>while (A[j] &gt; medio)</text:p>
      <text:p text:style-name="P11"><text:tab/><text:tab/><text:tab/><text:tab/><text:tab/>j--;</text:p>
      <text:p text:style-name="P11"><text:tab/><text:tab/><text:tab/><text:tab/>if (i&lt;= j)</text:p>
      <text:p text:style-name="P11"><text:tab/><text:tab/><text:tab/><text:tab/>{</text:p>
      <text:p text:style-name="P11"><text:tab/><text:tab/><text:tab/><text:tab/><text:tab/>temp = A[i];</text:p>
      <text:p text:style-name="P11"><text:tab/><text:tab/><text:tab/><text:tab/><text:tab/>A[i] = A[j];</text:p>
      <text:p text:style-name="P11"><text:tab/><text:tab/><text:tab/><text:tab/><text:tab/>A[j] = temp;</text:p>
      <text:p text:style-name="P11"><text:tab/><text:tab/><text:tab/><text:tab/><text:tab/></text:p>
      <text:p text:style-name="P11"><text:tab/><text:tab/><text:tab/><text:tab/><text:tab/>i++;</text:p>
      <text:p text:style-name="P11"><text:tab/><text:tab/><text:tab/><text:tab/><text:tab/>j--;</text:p>
      <text:p text:style-name="P11"><text:tab/><text:tab/><text:tab/><text:tab/>}<text:tab/><text:tab/></text:p>
      <text:p text:style-name="P11"><text:tab/><text:tab/><text:tab/>}</text:p>
      <text:p text:style-name="P11"><text:tab/><text:tab/><text:tab/></text:p>
      <text:p text:style-name="P11"><text:tab/><text:tab/><text:tab/>if (primo&lt;j){</text:p>
      <text:p text:style-name="P11"><text:tab/><text:tab/><text:tab/></text:p>
      <text:p text:style-name="P11"><text:tab/><text:tab/><text:tab/><text:tab/>QuickSort1 (A,primo, j);</text:p>
      <text:p text:style-name="P11"><text:tab/><text:tab/><text:tab/>}</text:p>
      <text:p text:style-name="P11"><text:tab/><text:tab/><text:tab/>if (i&lt;ultimo){</text:p>
      <text:p text:style-name="P11"><text:tab/><text:tab/><text:tab/><text:tab/>QuickSort1 (A,i,ultimo);</text:p>
      <text:p text:style-name="P11"><text:tab/><text:tab/><text:tab/>}</text:p>
      <text:p text:style-name="P11">}</text:p>
      <text:p text:style-name="P1"/>
      <text:p text:style-name="P3"><text:tab/><text:tab/><text:span text:style-name="T3">b)Esempio di esecuzione:</text:span></text:p>
      <text:p text:style-name="P10"/>
      <text:p text:style-name="P10"><text:tab/><text:tab/><text:span text:style-name="T8">QuickSort</text:span></text:p>
      <text:p text:style-name="P10"/>
      <text:p text:style-name="P14">Quanti elementi contiene il vettore? <text:s/>4</text:p>
      <text:p text:style-name="P14"/>
      <text:p text:style-name="P14">A[0] : 9</text:p>
      <text:p text:style-name="P14">A[1] : 8</text:p>
      <text:p text:style-name="P14">A[2] : 7</text:p>
      <text:p text:style-name="P14">A[3] : 6</text:p>
      <text:p text:style-name="P14"/>
      <text:p text:style-name="P14"/>
      <text:p text:style-name="P14">vettore ordinato:</text:p>
      <text:p text:style-name="P14"/>
      <text:p text:style-name="P14">[6][7][8][9]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8T00:23:49.318500786</dc:date>
    <dc:creator>Gianluca Lucia</dc:creator>
    <meta:editing-duration>PT37M27S</meta:editing-duration>
    <meta:editing-cycles>7</meta:editing-cycles>
    <meta:generator>LibreOffice/4.4.3.2$Linux_X86_64 LibreOffice_project/40m0$Build-2</meta:generator>
    <meta:document-statistic meta:table-count="0" meta:image-count="0" meta:object-count="0" meta:page-count="3" meta:paragraph-count="122" meta:word-count="318" meta:character-count="2515" meta:non-whitespace-character-count="1857"/>
  </office:meta>
</office:document-meta>
</file>